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4</text:p>
      <text:p text:style-name="P4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63?]</text:p>
      <text:p text:style-name="P2">Month<text:tab/><text:tab/><text:tab/><text:tab/><text:tab/><text:tab/></text:p>
      <text:p text:style-name="P2">Year<text:tab/><text:tab/><text:tab/><text:tab/><text:tab/><text:tab/>[1863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3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discourse for the 3<text:span text:style-name="T2">d</text:span><text:span text:style-name="T3"> anniversary/</text:span></text:p>
      <text:p text:style-name="P7"><text:span text:style-name="T3">of the 7</text:span><text:span text:style-name="T2">th</text:span><text:span text:style-name="T3"> st Synagogue/</text:span></text:p>
      <text:p text:style-name="P7"><text:span text:style-name="T3"/></text:p>
      <text:p text:style-name="P6"><text:span text:style-name="T3">[Page 1]</text:span></text:p>
      <text:p text:style-name="P6"><text:span text:style-name="T3">"O come, let us prostrate ourselves, &amp; bow down; let us kneel before the Lord,/ our Maker."/</text:span></text:p>
      <text:p text:style-name="P6"><text:span text:style-name="T3">Bright were the hopes, which some among you, my/ beloved hearers! harbored just three years ago, when we first/ entered this sanctuary with psalmody. <text:s/>The structure/ was imposingly beautiful. <text:s/>They who had supervised its/ erection, sought in every appliance of the architectural/ art, the promotion of the design held in view./</text:span></text:p>
      <text:p text:style-name="P6"><text:span text:style-name="T3">This stately edifice was to become a centre of attraction./ <text:s/>The child of Israel who but rarely attuned his heart to the/ national prayers, would thenceforth watch constantly/ at the portals of so noble a mansion. <text:s/>Even he who/ had heretofore refused to blend in sacred communion with/ his fellow-believers, would be irresistibly drawn towards this/ sightly spot. <text:s/>The removal of our Congregation from/ a building tottering with old-age to one that well became/ the changes of time and our general requisitions, was/ </text:span><text:span text:style-name="T4">deemed</text:span><text:span text:style-name="T6"> to prove very auspicious. <text:s/>The accession of number,/</text:span></text:p>
      <text:p text:style-name="P6"><text:span text:style-name="T6"/></text:p>
      <text:p text:style-name="P6"><text:span text:style-name="T6">[Page 2]</text:span></text:p>
      <text:p text:style-name="P6"><text:span text:style-name="T6">would add material as well as spiritual strength/ thereto, and the prosperity which had attended the former/ Synagogue, would be exceeded by that of the latter./ <text:s/>Such were the anticipations; but truth </text:span><text:soft-page-break/><text:span text:style-name="T6">demands that/ we should inquire how far they have been realized./ <text:s/>I therefore welcome you, my friends! in our consecrated dwelling,/ for, we will together dispassionately search into the important question,/ which the recurrence of the season suggests to our minds./ <text:s/>The experience of three years shall be our guide. <text:s/>Its/ steady light will not fail us, and we shall be enabled/ to submit to our impartial scrutiny the result of those/ expectations so eagerly entertained at the opening of/ that period. <text:s/>The comeliness of/ this house would swell the number of constant worshippers[sic!]./ <text:s/>So it was sanguinely imagined: Well; if the attendance/ on the Sabbath-morning were a just criterion,/</text:span></text:p>
      <text:p text:style-name="P6"><text:span text:style-name="T6"/></text:p>
      <text:p text:style-name="P6"><text:span text:style-name="T6">[Page 3]</text:span></text:p>
      <text:p text:style-name="P6"><text:span text:style-name="T6">a slight progress in that direction might be admitted./ <text:s/>We are gladdened every week by the presence of some of/ our brethren, who were wont to appear in the courts of the/ Lord, only at the celebration of high festivals. <text:s/>But is/ the duty of tendering public homage to our divine Benefactor/ restricted to that time? <text:s/>Does His mercy reach us merely/ at intervals, that we should consider it unnecessary to/ extol His name in unison of hearts, safe at stated periods?/ <text:s/>Are not His favors [Hebrew] renewed with every morning-/dawn, constant as the return of the grand luminary that/ cheers the life of man? <text:s/>Whence then proceeds our disregard/ for His service? <text:s/>Jointly, my beloved hearers! we/ gather the abundance of His goodness, and unitedly we/ should also offer Him thanks, when we lie down and when/ we rise up. <text:s/>As His providence is unending, so/ our adoration should be unlimited./</text:span></text:p>
      <text:p text:style-name="P6"><text:span text:style-name="T6"/></text:p>
      <text:p text:style-name="P6"><text:span text:style-name="T6">[Page 4]</text:span></text:p>
      <text:p text:style-name="P6"><text:span text:style-name="T6">That would indeed be a reform much to be commended,/ for, it would, in a remarkable degree, distinguish this/ house of prayer form the former. <text:s/>But the/ architectural beauty of our Tabernacle, has not hitherto/ affected the change. <text:s/>The influence which was to/ prove so salutary has not been felt even on the occasions,/ when public worship in the established usage of this Con-/-gregation. <text:s/>I forbear to cite the instances, when/ ten Hebrews could not be found to hold communion/ with the God of Israel before these holy shrines. <text:s/>When ten/ Hebrews could not be found to have said, "O let us come, prostrate ourselves &amp; bow down, let us kneel before/ the Lord our </text:span><text:span text:style-name="T7">Maker</text:span><text:span text:style-name="T8">."/ <text:s/>While I therefore rejoice at the improvement exhibited in/ the attendance of the service on the Sabbath-morning,/--greatly to be attributed to our sister's zeal--I cannot but/ deprecate the indifference of our brother's in faith, to an/ obligation, the performance of which ought to be constant./ <text:s/>[Hebrew]. <text:s/>"It is our bounden duty to/</text:span></text:p>
      <text:p text:style-name="P6"><text:span text:style-name="T8"/></text:p>
      <text:p text:style-name="P6"><text:span text:style-name="T8">[Page 5]</text:span></text:p>
      <text:p text:style-name="P6"><text:span text:style-name="T8">address our Maker every day." <text:s/>The Sabbath we should/ entirely devote to Him, but we ought unceasingly to raise/ our hearts to the Celestial Being, upon whose mercy we/ depend for every breath we draw. <text:s/>It is a </text:span><text:span text:style-name="T5">fatal</text:span><text:span text:style-name="T8"> radical mistake/ to suppose that we may best evince our gratitude to our/ Benefactor by the secret utterance of the soul. <text:s/>No, God does/ delight</text:span><text:span text:style-name="T5">s</text:span><text:span text:style-name="T8"> in the sincere expressions of our lips. <text:s/>And as/ our prayers are designedly of a national character, it/ behooves us to address His throne in consonance both of/ voices and minds. <text:s/>[Hebrew]/ The orisons of the assembled faithful, are </text:span><text:span text:style-name="T7">at all</text:span><text:span text:style-name="T8"> times wafted heavenward./ <text:s/>Is it, my friends because some of our Gentile neighbors/ convene together for worship only at the revolving of/ each week, that </text:span><text:span text:style-name="T7">we</text:span><text:span text:style-name="T8"> must copy the example? <text:s/>Shall/ the pioneers of religion retrograde? <text:s/>We should; rather/ strive to follow as a pattern, those we taught how to pray,/ in that which is worthy of imitation./</text:span></text:p>
      <text:p text:style-name="P6"><text:span text:style-name="T8"/></text:p>
      <text:p text:style-name="P6"><text:span text:style-name="T8">[Page 6]</text:span></text:p>
      <text:p text:style-name="P6"><text:span text:style-name="T8">It would be well, that we were equally assiduous/ in our attendance, irrespective of the inclemency of the/ weather, or the distance of the place. <text:s/>It would be well/ that we were equally punctual to the appointed/ hours for devotional exercise. <text:s/>It would be well, that/ a feeling of awe would deter us, as it debars them, from/ entering the habitation of the Lord, with an air of levity/ or self-importance. <text:s/>It would be well that a sense/ of propriety would induce us, as it prompts them, to/ occupy our repsective </text:span><text:soft-page-break/><text:span text:style-name="T8">seat until the divine service is/ concluded. <text:s/>It would be well that we, like them,/ would demurely listen to the word of instruction, though/ offered with much frequency. <text:s/>Then would this sightly/ dwelling be a glory to the Most High, because signa-/-lized by the decorum and sanctity prevailing therein./ <text:s/>And who can say, but that at the tidings of a place/</text:span></text:p>
      <text:p text:style-name="P6"><text:span text:style-name="T8"/></text:p>
      <text:p text:style-name="P6"><text:span text:style-name="T8">[Page 7]</text:span></text:p>
      <text:p text:style-name="P6"><text:span text:style-name="T8">so eminently calculated to impress and edify the/ mind, our brother who has ever remained a stranger/ to it, might also seek its holy precincts and be/ refreshed at the fountain that gushes forth from the/ Rock of Israel? <text:s/>Such a result, my beloved hearers!/ would be the noblest success attained in this new Sy-/-nagogue. <text:s/>Not alone would we realize the hopes/ entertained at its dedication, but likewise receive an/ adequate reward from Him, we </text:span><text:span text:style-name="T5">led</text:span><text:span text:style-name="T8"> served with faithfulness./ <text:s/>For, we have been taught, that to convert the vile man into/ a precious object, is to be the friend and representative of/ God Almighty [Hebrew]. <text:s/>But,/ Not the symmetry of the edifice, not the skillfully/ carved timber and the polished marble; </text:span><text:span text:style-name="T5">but</text:span><text:span text:style-name="T8"> the heart that/ burns with love for the ancestral belief, may under Providence accomplish/ that desirable end./</text:span></text:p>
      <text:p text:style-name="P6"><text:span text:style-name="T8"/></text:p>
      <text:p text:style-name="P6"><text:span text:style-name="T8">[Page 8]</text:span></text:p>
      <text:p text:style-name="P6"><text:span text:style-name="T8">Three long years have elapsed since this </text:span><text:span text:style-name="T5">sl</text:span><text:span text:style-name="T8"> fane has been/ reared, yet, they whom we long to greet within its walls,/ still continue to refuse their presence. <text:s/>They saw/ it, and expressed admiration, but its beauty gratified/ the eye, it did not impress the mind. <text:s/>Hence, to this day/ they reject the holy communion of their brethren. <text:s/>They/ will not come, prostrate themselves, and bow down, they will not kneel before the Lord their/ Maker./ <text:s/>Say then, my friends! <text:s/>Where shall we seek for the proofs/ of the advancement, which has attended our removal hither?/ <text:s/>Certainly not in the material means at our disposal./ <text:s/>The idea that in order to possess a structure of superior/ appearance, many would have lavished on it their gifts, has/ proved erroneous. <text:s/>Its additional requirements awakened/ not a liberal spirit. <text:s/>We were at one time reduced/ to great straightness, and to replenish our treasury conceived new/ plans and adopted them, but they have hitherto/ been inefficacious./</text:span></text:p>
      <text:p text:style-name="P6"><text:span text:style-name="T8">To excuse this prevailing indifference, the charge of/</text:span></text:p>
      <text:p text:style-name="P6"><text:span text:style-name="T8"/></text:p>
      <text:p text:style-name="P6"><text:span text:style-name="T8">[Page 9]</text:span></text:p>
      <text:p text:style-name="P6"><text:span text:style-name="T8">improvidence has been laid against the administrators of/ our Congregational revenue, but conceding even that/ some of their acts were unwarranted by our condition,/ ought we therefore to have suffered the decay of an/ institution once so flourishing? <text:s/>Ought not a noble pride/ to have stirred us up to deeds of generosity and restored us/ to the high position we held in the Community of Israel?/ <text:s/>I also often lament</text:span><text:span text:style-name="T5">ed</text:span><text:span text:style-name="T8"> in my heart the effects of a rash/ undertaking, but I would unhesitatingly offer this day a/ portion of my scanty means, for its ultimate completion./ <text:s/>It avails us naught now to censure or criminate, we/ must correct the evil, and prevent its extension./</text:span></text:p>
      <text:p text:style-name="P6"><text:span text:style-name="T8">Charity </text:span><text:span text:style-name="T5">commands</text:span><text:span text:style-name="T8"> enjoins it. <text:s/>Self-respect imperatively demands/ it. <text:s/>If your neighbour bends under a weight that/ baffles his strength, you surely do not abandon him to his/ fate, because of his inconsiderate act, how much more/ solicitous ought you then to be in aiding an object, whose/</text:span></text:p>
      <text:p text:style-name="P6"><text:span text:style-name="T8"/></text:p>
      <text:p text:style-name="P6"><text:span text:style-name="T8">[Page 10]</text:span></text:p>
      <text:p text:style-name="P6"><text:span text:style-name="T8">downfall would bring many to shame and disgrace the/ name of Israel! <text:s/>Remember "that the palace is/ not for man, but for the Eternal God" [Hebrew]/ [Hebrew]. <text:s/>To Him are your gifts; for/ the maintenance of His holy service are your boons./ <text:s/>King David treasured immense sums of silver</text:span><text:span text:style-name="T9">2</text:span><text:span text:style-name="T8"> and gold</text:span><text:span text:style-name="T9">1</text:span><text:span text:style-name="T8">/ as a token of affection to the house of the Lord [Hebrew]/ [Hebrew], </text:span><text:span text:style-name="T7">you</text:span><text:span text:style-name="T8"> are requested/ to give but a slight portion of your superfluities. <text:s/>The/ heavenly Being who has prospered the works of your/ hands, </text:span><text:span text:style-name="T5">requires</text:span><text:span text:style-name="T8"> wishes of you, as a return for His boundless/ goodness, only a small token of your gratitude, [Hebrew]/ [Hebrew] "let there be food in my house" He exclaims/ by the mouth of His prophet. <text:s/>Deny </text:span><text:soft-page-break/><text:span text:style-name="T8">it not,/ my Brethren! to the Author of your existence, to/ the Guardian of all your substance. <text:s/>Upon his/ altar, to which you will repair </text:span><text:span text:style-name="T5">on the morrow</text:span><text:span text:style-name="T8">/</text:span></text:p>
      <text:p text:style-name="P6"><text:span text:style-name="T8"/></text:p>
      <text:p text:style-name="P6"><text:span text:style-name="T8">[Page 11]</text:span></text:p>
      <text:p text:style-name="P6"><text:span text:style-name="T8">to vow again your allegiance, lay on the morrow munificent offerings./ <text:s/>What you have lent for the rearing of His sanctuary,/ yeild[sic!] cheerfully for its support. <text:s/>What you may/ have perchance reserved as a bequest thereto, give </text:span><text:span text:style-name="T7">now</text:span><text:span text:style-name="T8">/ liberally, which is the hour of need. <text:s/>Think, my/ friends! what satisfaction it will create in your minds,/ what lustre it will shed on your name, what unction/ it will lay on your soul to feel that </text:span><text:span text:style-name="T7">you were</text:span><text:span text:style-name="T8"> the/ stanchion of the house of the Lord our God; and you/ will vie with each other in acts of pious generosity./ <text:s/>But however meritorious such a conduct will be, we/ should deem it as only one token of our homage to/ the Almighty. <text:s/>To endow a place for public worship/ and rarely visit it, is an </text:span><text:span text:style-name="T5">sinful as it is</text:span><text:span text:style-name="T8"> unpardonable inconsistency./ <text:s/>The Possessor of all things does not </text:span><text:span text:style-name="T5">require our</text:span><text:span text:style-name="T8"> exact from his creatures costly presents,/ though He favorably accepts the thoughts that have prompted/ them. <text:s/>[Hebrew] <text:s/>An altar of earth is as precious/</text:span></text:p>
      <text:p text:style-name="P6"><text:span text:style-name="T8"/></text:p>
      <text:p text:style-name="P6"><text:span text:style-name="T8">[Page 12]</text:span></text:p>
      <text:p text:style-name="P6"><text:span text:style-name="T8">in His sight as the most gorgeous Temple, provided the heart/ is poured forth at its shrine. <text:s/>It would by far profit us/ more that we invoked His name in an humble dwelling,/ than we lavished gold upon the establishment of a/ deserted fane. <text:s/>[Hebrew]. <text:s/>The best exponent/ of the love we bear our celestial Protector, is our communion/ with Him. <text:s/>But, It must be constant, it must be spiritual/ it must elevate us to Him and arouse godly sentiments in the/ mind of others. <text:s/>Can you not, my dear hearers! so serve/ </text:span><text:span text:style-name="T5">the Lord</text:span><text:span text:style-name="T8"> your beneficent Creator in this sightly tabernacle?...Yes, you/ will. <text:s/>Each of you will, by his devout demeanour/ and liberal spirit, show his fellow-believers an example/ worthy of imitation. <text:s/>Each of you will, by words that carry/ persuasion, draw hither the indifferent and the disaffected;/ and whereas the past failed to realize the anticipations/ entertained, the future will witness the independent/</text:span></text:p>
      <text:p text:style-name="P6"><text:span text:style-name="T8"/></text:p>
      <text:p text:style-name="P6"><text:span text:style-name="T8">[Page 13]</text:span></text:p>
      <text:p text:style-name="P6"><text:span text:style-name="T8">stability of our Synagogue, the increase of its attendants,/ their improved demeanour within its hallowed walls,/ and the reclaiming of our erring brothers, who, burning/ with devotion will say to each other [Hebrew]/ [Hebrew]. <text:s/>"Oh! come, let us prostrate ourselves/ and bow down, let us kneel before the Lord, our Maker,/ [Hebrew]/ "For, He is our God, and we are the people of his pasture/ and the flock of his hand, yea, this day if ye/ will hearken unto his voice" <text:s/>So may it be, and/ our eyes behold it. <text:s/>May the Dweller in heaven breathe/ into us a new spirit, that we may serve Him with/ one consent, and observe his moral</text:span><text:span text:style-name="T5">s</text:span><text:span text:style-name="T8"> laws, and cere-/-monial ordinances, as He commanded for a guidance/ unto all the generations of Israe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9T14:58:27.66</meta:creation-date>
    <meta:document-statistic meta:table-count="0" meta:image-count="0" meta:object-count="0" meta:page-count="5" meta:paragraph-count="93" meta:word-count="2223" meta:character-count="13477"/>
    <dc:date>2012-09-19T15:57:19.20</dc:date>
    <dc:creator>Penn Libraries</dc:creator>
    <meta:editing-duration>PT00H08M09S</meta:editing-duration>
    <meta:editing-cycles>1</meta:editing-cycles>
    <meta:generator>OpenOffice.org/3.2$Win32 OpenOffice.org_project/320m12$Build-9483</meta:generator>
  </office:meta>
</office:document-meta>
</file>